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.5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6cm" fo:min-width="1.082cm"/>
    </style:style>
    <style:style style:name="gr8" style:family="graphic" style:parent-style-name="objectwithoutfill">
      <style:graphic-properties svg:stroke-width="0.1cm" svg:stroke-color="#3465a4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.082cm"/>
    </style:style>
    <style:style style:name="gr1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6cm" fo:min-width="1.08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11.15cm" svg:y1="4.39cm" svg:x2="13.166cm" svg:y2="4.39cm">
            <text:p/>
          </draw:line>
          <draw:line draw:style-name="gr1" draw:text-style-name="P1" draw:layer="layout" svg:x1="11.15cm" svg:y1="4.39cm" svg:x2="13.166cm" svg:y2="4.39cm">
            <text:p/>
          </draw:line>
          <draw:line draw:style-name="gr1" draw:text-style-name="P1" draw:layer="layout" svg:x1="11.15cm" svg:y1="5.29cm" svg:x2="13.166cm" svg:y2="5.29cm">
            <text:p/>
          </draw:line>
          <draw:line draw:style-name="gr1" draw:text-style-name="P1" draw:layer="layout" svg:x1="12.144cm" svg:y1="6.506cm" svg:x2="12.16cm" svg:y2="5.283cm">
            <text:p/>
          </draw:line>
          <draw:line draw:style-name="gr1" draw:text-style-name="P1" draw:layer="layout" svg:x1="12.144cm" svg:y1="4.408cm" svg:x2="12.16cm" svg:y2="3.185cm">
            <text:p/>
          </draw:line>
        </draw:g>
        <draw:line draw:style-name="gr1" draw:text-style-name="P1" draw:layer="layout" svg:x1="8.986cm" svg:y1="8.325cm" svg:x2="5.22cm" svg:y2="8.35cm">
          <text:p/>
        </draw:line>
        <draw:line draw:style-name="gr1" draw:text-style-name="P1" xml:id="id4" draw:id="id4" draw:layer="layout" svg:x1="8.988cm" svg:y1="8.311cm" svg:x2="5.222cm" svg:y2="8.336cm">
          <text:p/>
        </draw:line>
        <draw:line draw:style-name="gr1" draw:text-style-name="P1" draw:layer="layout" svg:x1="6.248cm" svg:y1="8.879cm" svg:x2="8.119cm" svg:y2="8.879cm">
          <text:p/>
        </draw:line>
        <draw:line draw:style-name="gr1" draw:text-style-name="P1" draw:layer="layout" svg:x1="6.754cm" svg:y1="9.353cm" svg:x2="7.653cm" svg:y2="9.353cm">
          <text:p/>
        </draw:line>
        <draw:g xml:id="id2" draw:id="id2">
          <draw:line draw:style-name="gr1" draw:text-style-name="P1" draw:layer="layout" svg:x1="4.319cm" svg:y1="2.808cm" svg:x2="4.799cm" svg:y2="2.312cm">
            <text:p/>
          </draw:line>
          <draw:line draw:style-name="gr1" draw:text-style-name="P1" draw:layer="layout" svg:x1="5.799cm" svg:y1="3.322cm" svg:x2="4.79cm" svg:y2="2.313cm">
            <text:p/>
          </draw:line>
          <draw:line draw:style-name="gr1" draw:text-style-name="P1" draw:layer="layout" svg:x1="7.776cm" svg:y1="3.379cm" svg:x2="8.785cm" svg:y2="2.37cm">
            <text:p/>
          </draw:line>
          <draw:line draw:style-name="gr1" draw:text-style-name="P1" draw:layer="layout" svg:x1="5.75cm" svg:y1="3.346cm" svg:x2="6.759cm" svg:y2="2.337cm">
            <text:p/>
          </draw:line>
          <draw:line draw:style-name="gr1" draw:text-style-name="P1" draw:layer="layout" svg:x1="7.818cm" svg:y1="3.373cm" svg:x2="6.809cm" svg:y2="2.364cm">
            <text:p/>
          </draw:line>
          <draw:line draw:style-name="gr1" draw:text-style-name="P1" draw:layer="layout" svg:x1="9.819cm" svg:y1="3.374cm" svg:x2="8.81cm" svg:y2="2.365cm">
            <text:p/>
          </draw:line>
          <draw:line draw:style-name="gr1" draw:text-style-name="P1" draw:layer="layout" svg:x1="9.801cm" svg:y1="3.324cm" svg:x2="10.281cm" svg:y2="2.828cm">
            <text:p/>
          </draw:line>
        </draw:g>
        <draw:custom-shape draw:style-name="gr2" draw:text-style-name="P2" xml:id="id3" draw:id="id3" draw:layer="layout" svg:width="1.842cm" svg:height="1.843cm" svg:x="1.519cm" svg:y="4.163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2.158cm" svg:y1="3.185cm" svg:x2="10.281cm" svg:y2="2.845cm" draw:start-shape="id1" draw:start-glue-point="0" draw:end-shape="id2" draw:end-glue-point="1" svg:d="M12158 3185v-340h-1877" svg:viewBox="0 0 1878 341">
          <text:p/>
        </draw:connector>
        <draw:connector draw:style-name="gr3" draw:text-style-name="P2" draw:layer="layout" svg:x1="2.44cm" svg:y1="4.163cm" svg:x2="4.319cm" svg:y2="2.845cm" draw:start-shape="id3" draw:start-glue-point="4" draw:end-shape="id2" draw:end-glue-point="3" svg:d="M2440 4163v-1318h1879" svg:viewBox="0 0 1880 1319">
          <text:p/>
        </draw:connector>
        <draw:connector draw:style-name="gr3" draw:text-style-name="P2" draw:layer="layout" draw:line-skew="0.274cm" svg:x1="2.44cm" svg:y1="6.006cm" svg:x2="7.105cm" svg:y2="8.311cm" draw:start-shape="id3" draw:start-glue-point="8" draw:end-shape="id4" draw:end-glue-point="0" svg:d="M2440 6006v1402h4665v903" svg:viewBox="0 0 4666 2306">
          <text:p/>
        </draw:connector>
        <draw:connector draw:style-name="gr4" draw:text-style-name="P2" draw:layer="layout" svg:x1="12.158cm" svg:y1="6.506cm" svg:x2="7.105cm" svg:y2="8.311cm" draw:start-shape="id1" draw:start-glue-point="2" draw:end-shape="id4" draw:end-glue-point="0" svg:d="M12158 6506v903h-5053v902" svg:viewBox="0 0 5054 1806">
          <text:p text:style-name="P2"/>
          <text:p text:style-name="P2"/>
        </draw:connector>
        <draw:frame draw:style-name="gr5" draw:text-style-name="P3" draw:layer="layout" svg:width="1.582cm" svg:height="1.518cm" svg:x="12.26cm" svg:y="1.771cm">
          <draw:text-box>
            <text:p>v</text:p>
          </draw:text-box>
        </draw:frame>
        <draw:frame draw:style-name="gr6" draw:text-style-name="P3" draw:layer="layout" svg:width="2.026cm" svg:height="1.678cm" svg:x="2.953cm" svg:y="1.148cm">
          <draw:text-box>
            <text:p>R<text:span text:style-name="T1">eq</text:span></text:p>
          </draw:text-box>
        </draw:frame>
        <draw:frame draw:style-name="gr7" draw:text-style-name="P3" draw:layer="layout" svg:width="1.582cm" svg:height="1.516cm" svg:x="12.502cm" svg:y="5.526cm">
          <draw:text-box>
            <text:p>C</text:p>
          </draw:text-box>
        </draw:frame>
        <draw:line draw:style-name="gr8" draw:text-style-name="P1" draw:layer="layout" svg:x1="10.653cm" svg:y1="3.875cm" svg:x2="10.653cm" svg:y2="6.593cm">
          <text:p/>
        </draw:line>
        <draw:frame draw:style-name="gr9" draw:text-style-name="P3" draw:layer="layout" svg:width="1.582cm" svg:height="1.678cm" svg:x="0.716cm" svg:y="5.236cm">
          <draw:text-box>
            <text:p>v<text:span text:style-name="T1">x</text:span></text:p>
          </draw:text-box>
        </draw:frame>
        <draw:custom-shape draw:style-name="gr10" draw:text-style-name="P2" draw:layer="layout" svg:width="0.399cm" svg:height="0.4cm" svg:x="11.953cm" svg:y="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584cm" svg:height="1.516cm" svg:x="9.806cm" svg:y="4.901cm">
          <draw:text-box>
            <text:p>i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300000190734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7cm" fo:margin-bottom="0cm" fo:text-indent="0cm"/>
      <style:text-properties fo:font-size="12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32cm" fo:margin-bottom="0cm" fo:text-indent="0cm"/>
      <style:text-properties fo:font-size="10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87cm" fo:margin-bottom="0cm" fo:text-indent="0cm"/>
      <style:text-properties fo:font-size="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3cm" fo:margin-bottom="0cm" fo:text-indent="0cm"/>
      <style:text-properties fo:font-size="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3cm" fo:margin-bottom="0cm" fo:text-indent="0cm"/>
      <style:text-properties fo:font-size="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3cm" fo:margin-bottom="0cm" fo:text-indent="0cm"/>
      <style:text-properties fo:font-size="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3cm" fo:margin-bottom="0cm" fo:text-indent="0cm"/>
      <style:text-properties fo:font-size="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3cm" fo:margin-bottom="0cm" fo:text-indent="0cm"/>
      <style:text-properties fo:font-size="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93cm" svg:x="1cm" svg:y="2.624cm"/>
      <draw:page-thumbnail draw:layer="backgroundobjects" svg:width="9.294cm" svg:height="6.593cm" svg:x="1cm" svg:y="10.672cm"/>
      <draw:page-thumbnail draw:layer="backgroundobjects" svg:width="9.294cm" svg:height="6.593cm" svg:x="1cm" svg:y="18.72cm"/>
      <draw:page-thumbnail draw:layer="backgroundobjects" svg:width="9.294cm" svg:height="6.593cm" svg:x="11.295cm" svg:y="2.624cm"/>
      <draw:page-thumbnail draw:layer="backgroundobjects" svg:width="9.294cm" svg:height="6.593cm" svg:x="11.295cm" svg:y="10.672cm"/>
      <draw:page-thumbnail draw:layer="backgroundobjects" svg:width="9.294cm" svg:height="6.593cm" svg:x="11.295cm" svg:y="18.72cm"/>
    </style:handout-master>
    <style:master-page style:name="Default" style:page-layout-name="PM1" draw:style-name="Mdp1">
      <draw:frame presentation:style-name="Default-title" draw:layer="backgroundobjects" svg:width="11.519cm" svg:height="1.419cm" svg:x="1.64cm" svg:y="1.337cm" presentation:class="title" presentation:placeholder="true">
        <draw:text-box/>
      </draw:frame>
      <draw:frame presentation:style-name="Default-outline1" draw:layer="backgroundobjects" svg:width="11.519cm" svg:height="4.929cm" svg:x="1.64cm" svg:y="2.98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4-02T11:17:14.581817568</dc:date>
    <meta:editing-duration>PT21H40M29S</meta:editing-duration>
    <meta:editing-cycles>24</meta:editing-cycles>
    <meta:generator>LibreOffice/6.0.7.3$Linux_X86_64 LibreOffice_project/00m0$Build-3</meta:generator>
    <meta:document-statistic meta:object-count="50"/>
  </office:meta>
</office:document-meta>
</file>